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01a46f" officeooo:paragraph-rsid="0001a46f"/>
    </style:style>
    <style:style style:name="P2" style:family="paragraph" style:parent-style-name="Standard">
      <style:text-properties style:font-name="Noto Mono" officeooo:rsid="0003882e" officeooo:paragraph-rsid="0003882e"/>
    </style:style>
    <style:style style:name="P3" style:family="paragraph" style:parent-style-name="Standard">
      <style:text-properties style:font-name="Noto Mono" officeooo:rsid="00058117" officeooo:paragraph-rsid="00058117"/>
    </style:style>
    <style:style style:name="P4" style:family="paragraph" style:parent-style-name="Standard">
      <style:text-properties style:use-window-font-color="true" loext:opacity="0%" style:font-name="Noto Mono" officeooo:rsid="00058117" officeooo:paragraph-rsid="00058117"/>
    </style:style>
    <style:style style:name="P5" style:family="paragraph" style:parent-style-name="Standard">
      <style:text-properties fo:color="#ff00d4" loext:opacity="100%" style:font-name="Noto Mono" fo:font-weight="bold" officeooo:rsid="00058117" officeooo:paragraph-rsid="00058117" style:font-weight-asian="bold" style:font-weight-complex="bold"/>
    </style:style>
    <style:style style:name="P6" style:family="paragraph" style:parent-style-name="Standard">
      <style:text-properties style:font-name="Noto Mono" officeooo:rsid="0001a46f" officeooo:paragraph-rsid="0001a46f"/>
    </style:style>
    <style:style style:name="P7" style:family="paragraph" style:parent-style-name="Standard">
      <style:text-properties style:font-name="Noto Mono" officeooo:rsid="0007a646" officeooo:paragraph-rsid="0007a646"/>
    </style:style>
    <style:style style:name="P8" style:family="paragraph" style:parent-style-name="Standard">
      <style:text-properties style:use-window-font-color="true" loext:opacity="0%" style:font-name="Noto Mono" officeooo:rsid="0007a646" officeooo:paragraph-rsid="0007a6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8117" style:font-weight-asian="bold" style:font-weight-complex="bold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officeooo:rsid="0003882e"/>
    </style:style>
    <style:style style:name="T5" style:family="text">
      <style:text-properties fo:color="#ff00d4" loext:opacity="100%"/>
    </style:style>
    <style:style style:name="T6" style:family="text">
      <style:text-properties fo:color="#ff00d4" loext:opacity="100%" fo:font-weight="bold" style:font-weight-asian="bold" style:font-weight-complex="bold"/>
    </style:style>
    <style:style style:name="T7" style:family="text">
      <style:text-properties fo:color="#ff00d4" loext:opacity="100%" fo:font-weight="bold" officeooo:rsid="0003882e" style:font-weight-asian="bold" style:font-weight-complex="bold"/>
    </style:style>
    <style:style style:name="T8" style:family="text">
      <style:text-properties fo:color="#ff00d4" loext:opacity="100%" fo:font-weight="normal" style:font-weight-asian="normal" style:font-weight-complex="normal"/>
    </style:style>
    <style:style style:name="T9" style:family="text">
      <style:text-properties officeooo:rsid="0005811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fo:color="#000000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Listar Directorios: </text:span><text:span text:style-name="T10">muestra todas las carpetas o archivos</text:span><text:span text:style-name="T11"> </text:span><text:span text:style-name="T6">ls</text:span></text:p>
      <text:p text:style-name="P7"><text:span text:style-name="T6"/></text:p>
      <text:p text:style-name="P8"><text:span text:style-name="T1">Ubicación actual: </text:span><text:span text:style-name="T10"><text:s/>nos muestra en que dirección nos encontramos en nuestro equipo </text:span><text:span text:style-name="T6">pwd</text:span></text:p>
      <text:p text:style-name="P1"><text:span text:style-name="T1"/></text:p>
      <text:p text:style-name="P7"><text:span text:style-name="T1">Crear Carpeta: </text:span><text:span text:style-name="T6">mkdir “</text:span><text:span text:style-name="T8">&lt;nombre_carpeta&gt;</text:span><text:span text:style-name="T6">”</text:span></text:p>
      <text:p text:style-name="P1"><text:span text:style-name="T1"/></text:p>
      <text:p text:style-name="P1"><text:span text:style-name="T1">Cambiar el nombre:</text:span> <text:span text:style-name="T6">mv</text:span> <text:span text:style-name="T5">&lt;nombre_del_archivo&gt; &lt;nuevo_nombre&gt;</text:span></text:p>
      <text:p text:style-name="P1"/>
      <text:p text:style-name="P1"><text:span text:style-name="T1">Excluir elementos:</text:span> en visual studio crear un archivo llamado “<text:span text:style-name="T3">.gitignore</text:span>” dentro de este escribimos los nombres de los elementos que queremos que git ingnor<text:span text:style-name="T4">e (</text:span>ej: archivo1.txt<text:span text:style-name="T4">) después utilizamos el comando </text:span><text:span text:style-name="T7">git add .gitignore</text:span></text:p>
      <text:p text:style-name="P1"/>
      <text:p text:style-name="P1"/>
      <text:p text:style-name="P2"><text:span text:style-name="T1">Ver cambios realizados: </text:span>nos muestra <text:span text:style-name="T9">los cambios realizados que aun no hemos pasado a </text:span><text:span text:style-name="T2">staged,</text:span> usamos <text:span text:style-name="T6">git diff</text:span> </text:p>
      <text:p text:style-name="P2"/>
      <text:p text:style-name="P3"><text:span text:style-name="T1">Ver cambios en la etapa de staged:</text:span> <text:span text:style-name="T6">git diff –staged</text:span></text:p>
      <text:p text:style-name="P5"/>
      <text:p text:style-name="P4"><text:span text:style-name="T1">Ver historial de cambios: </text:span><text:span text:style-name="T6">git log --oneli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01:29:23.591566049</meta:creation-date>
    <dc:date>2023-07-02T02:09:55.320418119</dc:date>
    <meta:editing-duration>PT29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01" meta:character-count="669" meta:non-whitespace-character-count="575"/>
  </office:meta>
</office:document-meta>
</file>